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6pt"/>
    </style:style>
    <style:style style:name="co2" style:family="table-column">
      <style:table-column-properties fo:break-before="auto" style:column-width="43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Survive</text:p>
          </table:table-cell>
          <table:table-cell table:style-name="ce1" office:value-type="string" calcext:value-type="string">
            <text:p>Gend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1" office:value-type="string" calcext:value-type="string">
            <text:p>Survive</text:p>
          </table:table-cell>
          <table:table-cell table:style-name="ce1" office:value-type="string" calcext:value-type="string">
            <text:p>Gend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las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table:formula="of:=SUM([.E2:.E5]) + SUM([.E22:.E25])" office:value-type="float" office:value="1667" calcext:value-type="float">
            <text:p>166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<text:a xlink:href="https://observablehq.com/@d3/parallel-sets" xlink:type="simple">https://observablehq.com/@d3/parallel-sets</text:a></text:p>
          </table:table-cell>
          <table:table-cell table:number-columns-repeated="10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0:27:45.153635378</meta:creation-date>
    <dc:date>2020-03-19T11:03:47.467878905</dc:date>
    <meta:editing-duration>PT35M59S</meta:editing-duration>
    <meta:editing-cycles>7</meta:editing-cycles>
    <meta:generator>LibreOffice/5.1.6.2$Linux_X86_64 LibreOffice_project/10m0$Build-2</meta:generator>
    <meta:document-statistic meta:table-count="1" meta:cell-count="130" meta:object-count="0"/>
  </office:meta>
</office:document-meta>
</file>